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2.4465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2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갠트_20_차트_20_템플릿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7" style:family="table-cell" style:parent-style-name="Default" style:data-style-name="N144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5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8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4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5" style:family="table-cell" style:parent-style-name="Default" style:data-style-name="N14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6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7" style:family="table-cell" style:parent-style-name="Default" style:data-style-name="N145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  <style:map style:condition="is-true-formula(LEN(TRIM([.K14]))&gt;0)" style:apply-style-name="ConditionalStyle_5f_2" style:base-cell-address="'갠트 차트 템플릿'.K14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2" style:family="table-cell" style:parent-style-name="Default" style:data-style-name="N144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4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갠트 차트 템플릿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default-cell-style-name="Default"/>
        <table:table-column table:style-name="co7" table:number-columns-repeated="955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3"/>
          <table:table-cell table:style-name="ce28" table:number-columns-repeated="2"/>
          <table:table-cell table:style-name="ce17"/>
          <table:table-cell table:style-name="ce41"/>
          <table:table-cell table:style-name="ce52"/>
          <table:table-cell table:style-name="ce58"/>
          <table:table-cell table:style-name="ce63"/>
          <table:table-cell table:style-name="ce58" table:number-columns-repeated="2"/>
          <table:table-cell table:style-name="ce1" table:number-columns-repeated="15"/>
          <table:table-cell table:number-columns-repeated="955"/>
        </table:table-row>
        <table:table-row table:style-name="ro2">
          <table:table-cell table:style-name="ce1"/>
          <table:table-cell table:style-name="ce8" office:value-type="string" calcext:value-type="string" table:number-columns-spanned="6" table:number-rows-spanned="1">
            <text:p>Travel-Helper</text:p>
          </table:table-cell>
          <table:covered-table-cell table:number-columns-repeated="5" table:style-name="ce18"/>
          <table:table-cell table:style-name="ce33"/>
          <table:table-cell table:style-name="ce42" table:number-columns-spanned="6" table:number-rows-spanned="1"/>
          <table:covered-table-cell table:number-columns-repeated="5" table:style-name="ce18"/>
          <table:table-cell table:style-name="ce70" table:number-columns-spanned="14" table:number-rows-spanned="1"/>
          <table:covered-table-cell table:number-columns-repeated="13" table:style-name="ce18"/>
          <table:table-cell table:style-name="ce1"/>
          <table:table-cell table:number-columns-repeated="955"/>
        </table:table-row>
        <table:table-row table:style-name="ro1">
          <table:table-cell table:style-name="ce1"/>
          <table:table-cell table:style-name="ce9" table:number-columns-repeated="2"/>
          <table:table-cell table:style-name="ce23" table:number-columns-repeated="5"/>
          <table:table-cell table:style-name="ce43" table:number-columns-repeated="4"/>
          <table:table-cell table:style-name="ce65" table:number-columns-repeated="3"/>
          <table:table-cell table:style-name="ce1" table:number-columns-repeated="14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프로젝트 이름</text:p>
          </table:table-cell>
          <table:covered-table-cell table:style-name="ce19"/>
          <table:table-cell table:style-name="ce24" office:value-type="string" calcext:value-type="string" table:number-columns-spanned="4" table:number-rows-spanned="1">
            <text:p>[Travel-Helper]</text:p>
          </table:table-cell>
          <table:covered-table-cell table:number-columns-repeated="3" table:style-name="ce19"/>
          <table:table-cell table:style-name="ce34"/>
          <table:table-cell table:style-name="ce10" office:value-type="string" calcext:value-type="string" table:number-columns-spanned="7" table:number-rows-spanned="1">
            <text:p>회사명</text:p>
          </table:table-cell>
          <table:covered-table-cell table:number-columns-repeated="6" table:style-name="ce19"/>
          <table:table-cell table:style-name="ce71" office:value-type="string" calcext:value-type="string" table:number-columns-spanned="13" table:number-rows-spanned="1">
            <text:p>[Vision Amaeteur]</text:p>
          </table:table-cell>
          <table:covered-table-cell table:number-columns-repeated="12" table:style-name="ce19"/>
          <table:table-cell table:style-name="ce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프로젝트 관리자</text:p>
          </table:table-cell>
          <table:covered-table-cell table:style-name="ce19"/>
          <table:table-cell table:style-name="ce25" office:value-type="string" calcext:value-type="string" table:number-columns-spanned="4" table:number-rows-spanned="1">
            <text:p>[김마로, 이원희 임우섭, 오흥천]</text:p>
          </table:table-cell>
          <table:covered-table-cell table:number-columns-repeated="3" table:style-name="ce19"/>
          <table:table-cell table:style-name="ce35"/>
          <table:table-cell table:style-name="ce10" office:value-type="string" calcext:value-type="string" table:number-columns-spanned="7" table:number-rows-spanned="1">
            <text:p>날짜</text:p>
          </table:table-cell>
          <table:covered-table-cell table:number-columns-repeated="6" table:style-name="ce19"/>
          <table:table-cell table:style-name="ce72" office:value-type="date" office:date-value="2024-04-01" calcext:value-type="date" table:number-columns-spanned="12" table:number-rows-spanned="1">
            <text:p>24년 4월 1일</text:p>
          </table:table-cell>
          <table:covered-table-cell table:number-columns-repeated="11" table:style-name="ce19"/>
          <table:table-cell table:style-name="ce74"/>
          <table:table-cell table:style-name="ce1"/>
          <table:table-cell table:number-columns-repeated="955"/>
        </table:table-row>
        <table:table-row table:style-name="ro1" table:number-rows-repeated="2">
          <table:table-cell table:style-name="ce2"/>
          <table:table-cell table:style-name="ce11" table:number-columns-repeated="5"/>
          <table:table-cell table:style-name="ce29" table:number-columns-repeated="2"/>
          <table:table-cell table:style-name="ce11" table:number-columns-repeated="4"/>
          <table:table-cell table:style-name="ce2" table:number-columns-repeated="17"/>
          <table:table-cell table:number-columns-repeated="955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<text:s/>No.</text:p>
          </table:table-cell>
          <table:table-cell table:style-name="ce12" office:value-type="string" calcext:value-type="string" table:number-columns-spanned="1" table:number-rows-spanned="3">
            <text:p>작업 제목</text:p>
          </table:table-cell>
          <table:table-cell table:style-name="ce12" office:value-type="string" calcext:value-type="string" table:number-columns-spanned="1" table:number-rows-spanned="3">
            <text:p>작업 소유자</text:p>
          </table:table-cell>
          <table:table-cell table:style-name="ce12" office:value-type="string" calcext:value-type="string" table:number-columns-spanned="1" table:number-rows-spanned="3">
            <text:p>시작일</text:p>
          </table:table-cell>
          <table:table-cell table:style-name="ce12" office:value-type="string" calcext:value-type="string" table:number-columns-spanned="1" table:number-rows-spanned="3">
            <text:p>마감일</text:p>
          </table:table-cell>
          <table:table-cell table:style-name="ce12" office:value-type="string" calcext:value-type="string" table:number-columns-spanned="1" table:number-rows-spanned="3">
            <text:p>기간</text:p>
          </table:table-cell>
          <table:table-cell table:style-name="ce12" office:value-type="string" calcext:value-type="string" table:number-columns-spanned="1" table:number-rows-spanned="3">
            <text:p>작업 완료 비율</text:p>
          </table:table-cell>
          <table:table-cell table:style-name="ce44" office:value-type="string" calcext:value-type="string" table:number-columns-spanned="20" table:number-rows-spanned="1">
            <text:p>4월</text:p>
          </table:table-cell>
          <table:covered-table-cell table:number-columns-repeated="14" table:style-name="ce13"/>
          <table:covered-table-cell table:style-name="ce73"/>
          <table:covered-table-cell table:number-columns-repeated="4" table:style-name="ce13"/>
          <table:table-cell table:style-name="ce2"/>
          <table:table-cell table:number-columns-repeated="955"/>
        </table:table-row>
        <table:table-row table:style-name="ro3">
          <table:table-cell table:style-name="ce4"/>
          <table:covered-table-cell table:number-columns-repeated="7" table:style-name="ce13"/>
          <table:table-cell table:style-name="ce45" office:value-type="string" calcext:value-type="string" table:number-columns-spanned="5" table:number-rows-spanned="1">
            <text:p>1주</text:p>
          </table:table-cell>
          <table:covered-table-cell table:number-columns-repeated="3" table:style-name="ce53"/>
          <table:covered-table-cell table:style-name="ce66"/>
          <table:table-cell table:style-name="ce45" office:value-type="string" calcext:value-type="string" table:number-columns-spanned="5" table:number-rows-spanned="1">
            <text:p>2주</text:p>
          </table:table-cell>
          <table:covered-table-cell table:number-columns-repeated="3" table:style-name="ce53"/>
          <table:covered-table-cell table:style-name="ce66"/>
          <table:table-cell table:style-name="ce45" office:value-type="string" calcext:value-type="string" table:number-columns-spanned="5" table:number-rows-spanned="1">
            <text:p>3주</text:p>
          </table:table-cell>
          <table:covered-table-cell table:number-columns-repeated="3" table:style-name="ce53"/>
          <table:covered-table-cell table:style-name="ce66"/>
          <table:table-cell table:style-name="ce45" office:value-type="string" calcext:value-type="string" table:number-columns-spanned="5" table:number-rows-spanned="1">
            <text:p>4주</text:p>
          </table:table-cell>
          <table:covered-table-cell table:number-columns-repeated="3" table:style-name="ce53"/>
          <table:covered-table-cell table:style-name="ce66"/>
          <table:table-cell table:style-name="ce4"/>
          <table:table-cell table:number-columns-repeated="955"/>
        </table:table-row>
        <table:table-row table:style-name="ro3">
          <table:table-cell table:style-name="ce5"/>
          <table:covered-table-cell table:number-columns-repeated="7" table:style-name="ce13"/>
          <table:table-cell table:style-name="ce46" office:value-type="string" calcext:value-type="string">
            <text:p>월</text:p>
          </table:table-cell>
          <table:table-cell table:style-name="ce46" office:value-type="string" calcext:value-type="string">
            <text:p>화</text:p>
          </table:table-cell>
          <table:table-cell table:style-name="ce46" office:value-type="string" calcext:value-type="string">
            <text:p>수</text:p>
          </table:table-cell>
          <table:table-cell table:style-name="ce46" office:value-type="string" calcext:value-type="string">
            <text:p>목</text:p>
          </table:table-cell>
          <table:table-cell table:style-name="ce46" office:value-type="string" calcext:value-type="string">
            <text:p>금</text:p>
          </table:table-cell>
          <table:table-cell table:style-name="ce46" office:value-type="string" calcext:value-type="string">
            <text:p>월</text:p>
          </table:table-cell>
          <table:table-cell table:style-name="ce46" office:value-type="string" calcext:value-type="string">
            <text:p>화</text:p>
          </table:table-cell>
          <table:table-cell table:style-name="ce46" office:value-type="string" calcext:value-type="string">
            <text:p>수</text:p>
          </table:table-cell>
          <table:table-cell table:style-name="ce46" office:value-type="string" calcext:value-type="string">
            <text:p>목</text:p>
          </table:table-cell>
          <table:table-cell table:style-name="ce46" office:value-type="string" calcext:value-type="string">
            <text:p>금</text:p>
          </table:table-cell>
          <table:table-cell table:style-name="ce46" office:value-type="string" calcext:value-type="string">
            <text:p>월</text:p>
          </table:table-cell>
          <table:table-cell table:style-name="ce46" office:value-type="string" calcext:value-type="string">
            <text:p>화</text:p>
          </table:table-cell>
          <table:table-cell table:style-name="ce46" office:value-type="string" calcext:value-type="string">
            <text:p>수</text:p>
          </table:table-cell>
          <table:table-cell table:style-name="ce46" office:value-type="string" calcext:value-type="string">
            <text:p>목</text:p>
          </table:table-cell>
          <table:table-cell table:style-name="ce46" office:value-type="string" calcext:value-type="string">
            <text:p>금</text:p>
          </table:table-cell>
          <table:table-cell table:style-name="ce46" office:value-type="string" calcext:value-type="string">
            <text:p>월</text:p>
          </table:table-cell>
          <table:table-cell table:style-name="ce46" office:value-type="string" calcext:value-type="string">
            <text:p>화</text:p>
          </table:table-cell>
          <table:table-cell table:style-name="ce46" office:value-type="string" calcext:value-type="string">
            <text:p>수</text:p>
          </table:table-cell>
          <table:table-cell table:style-name="ce46" office:value-type="string" calcext:value-type="string">
            <text:p>목</text:p>
          </table:table-cell>
          <table:table-cell table:style-name="ce46" office:value-type="string" calcext:value-type="string">
            <text:p>금</text:p>
          </table:table-cell>
          <table:table-cell table:style-name="ce5"/>
          <table:table-cell table:number-columns-repeated="955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프로젝트 구상 및 착수</text:p>
          </table:table-cell>
          <table:table-cell table:style-name="ce26" table:number-columns-repeated="5"/>
          <table:table-cell table:style-name="ce47"/>
          <table:table-cell table:style-name="ce54"/>
          <table:table-cell table:style-name="ce59" table:number-columns-repeated="2"/>
          <table:table-cell table:style-name="ce47" table:number-columns-repeated="1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1.1" calcext:value-type="float">
              <text:p>1.1</text:p>
            </table:table-cell>
            <table:table-cell table:style-name="ce21" office:value-type="string" calcext:value-type="string">
              <text:p>프로젝트 구상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01" calcext:value-type="date">
              <text:p>24년 4월 1일</text:p>
            </table:table-cell>
            <table:table-cell table:style-name="ce30" table:formula="of:=DAYS360([.E12];[.F12])" office:value-type="float" office:value="0" calcext:value-type="float">
              <text:p>0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8"/>
            <table:table-cell table:style-name="ce55"/>
            <table:table-cell table:style-name="ce60" table:number-columns-repeated="2"/>
            <table:table-cell table:style-name="ce61"/>
            <table:table-cell table:style-name="ce67" table:number-columns-repeated="2"/>
            <table:table-cell table:style-name="ce69" table:number-columns-repeated="3"/>
            <table:table-cell table:style-name="ce60" table:number-columns-repeated="5"/>
            <table:table-cell table:style-name="ce67" table:number-columns-repeated="2"/>
            <table:table-cell table:style-name="ce69" table:number-columns-repeated="3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2" calcext:value-type="float">
              <text:p>1.2</text:p>
            </table:table-cell>
            <table:table-cell table:style-name="ce21" office:value-type="string" calcext:value-type="string">
              <text:p>아이디어 토론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01" calcext:value-type="date">
              <text:p>24년 4월 1일</text:p>
            </table:table-cell>
            <table:table-cell table:style-name="ce30" table:formula="of:=DAYS360([.E13];[.F13])" office:value-type="float" office:value="0" calcext:value-type="float">
              <text:p>0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8"/>
            <table:table-cell table:style-name="ce56"/>
            <table:table-cell table:style-name="ce61" table:number-columns-repeated="3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3" calcext:value-type="float">
              <text:p>1.3</text:p>
            </table:table-cell>
            <table:table-cell table:style-name="ce21" office:value-type="string" calcext:value-type="string">
              <text:p>주제 결정 및 계획 수립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02" calcext:value-type="date">
              <text:p>24년 4월 2일</text:p>
            </table:table-cell>
            <table:table-cell table:style-name="ce30" table:formula="of:=DAYS360([.E14];[.F14])" office:value-type="float" office:value="0" calcext:value-type="float">
              <text:p>0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48"/>
            <table:table-cell table:style-name="ce62"/>
            <table:table-cell table:style-name="ce61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4" calcext:value-type="float">
              <text:p>1.4</text:p>
            </table:table-cell>
            <table:table-cell table:style-name="ce21" office:value-type="string" calcext:value-type="string">
              <text:p>프로젝트 관련 자료 조사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02" calcext:value-type="date">
              <text:p>24년 4월 2일</text:p>
            </table:table-cell>
            <table:table-cell table:style-name="ce30" table:formula="of:=DAYS360([.E15];[.F15])" office:value-type="float" office:value="0" calcext:value-type="float">
              <text:p>0</text:p>
            </table:table-cell>
            <table:table-cell table:style-name="ce37" office:value-type="percentage" office:value="1" calcext:value-type="percentage">
              <text:p>100%</text:p>
            </table:table-cell>
            <table:table-cell table:style-name="ce49"/>
            <table:table-cell table:style-name="ce48"/>
            <table:table-cell table:style-name="ce61" table:number-columns-repeated="3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5" calcext:value-type="float">
              <text:p>1.5</text:p>
            </table:table-cell>
            <table:table-cell table:style-name="ce21" office:value-type="string" calcext:value-type="string">
              <text:p>High-Level Design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2" calcext:value-type="date">
              <text:p>24년 4월 2일</text:p>
            </table:table-cell>
            <table:table-cell table:style-name="ce27" office:value-type="date" office:date-value="2024-04-03" calcext:value-type="date">
              <text:p>24년 4월 3일</text:p>
            </table:table-cell>
            <table:table-cell table:style-name="ce30" table:formula="of:=DAYS360([.E16];[.F16])" office:value-type="float" office:value="1" calcext:value-type="float">
              <text:p>1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48" table:number-columns-repeated="2"/>
            <table:table-cell table:style-name="ce61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6" calcext:value-type="float">
              <text:p>1.6</text:p>
            </table:table-cell>
            <table:table-cell table:style-name="ce21" office:value-type="string" calcext:value-type="string">
              <text:p>개발환경 조성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03" calcext:value-type="date">
              <text:p>24년 4월 3일</text:p>
            </table:table-cell>
            <table:table-cell table:style-name="ce30" table:formula="of:=DAYS360([.E17];[.F17])" office:value-type="float" office:value="0" calcext:value-type="float">
              <text:p>0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56"/>
            <table:table-cell table:style-name="ce48"/>
            <table:table-cell table:style-name="ce61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 office:value-type="float" office:value="1.7" calcext:value-type="float">
              <text:p>1.7</text:p>
            </table:table-cell>
            <table:table-cell table:style-name="ce22" office:value-type="string" calcext:value-type="string">
              <text:p>수행계획 및 R&amp;R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03" calcext:value-type="date">
              <text:p>24년 4월 3일</text:p>
            </table:table-cell>
            <table:table-cell table:style-name="ce31" table:formula="of:=DAYS360([.E18];[.F18])" office:value-type="float" office:value="0" calcext:value-type="float">
              <text:p>0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0"/>
            <table:table-cell table:style-name="ce57"/>
            <table:table-cell table:style-name="ce48"/>
            <table:table-cell table:style-name="ce64" table:number-columns-repeated="2"/>
            <table:table-cell table:style-name="ce68" table:number-columns-repeated="5"/>
            <table:table-cell table:style-name="ce64" table:number-columns-repeated="4"/>
            <table:table-cell table:style-name="ce61"/>
            <table:table-cell table:style-name="ce68" table:number-columns-repeated="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프로젝트 수행</text:p>
          </table:table-cell>
          <table:table-cell table:style-name="ce26" table:number-columns-repeated="5"/>
          <table:table-cell table:style-name="ce47"/>
          <table:table-cell table:style-name="ce54"/>
          <table:table-cell table:style-name="ce59" table:number-columns-repeated="2"/>
          <table:table-cell table:style-name="ce47" table:number-columns-repeated="1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2.1" calcext:value-type="float">
              <text:p>2.1</text:p>
            </table:table-cell>
            <table:table-cell table:style-name="ce21" office:value-type="string" calcext:value-type="string">
              <text:p>손동작 인식 알고리즘 구현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2" calcext:value-type="date">
              <text:p>24년 4월 2일</text:p>
            </table:table-cell>
            <table:table-cell table:style-name="ce27" office:value-type="date" office:date-value="2024-04-03" calcext:value-type="date">
              <text:p>24년 4월 3일</text:p>
            </table:table-cell>
            <table:table-cell table:style-name="ce30" table:formula="of:=DAYS360([.E20];[.F20])" office:value-type="float" office:value="1" calcext:value-type="float">
              <text:p>1</text:p>
            </table:table-cell>
            <table:table-cell table:style-name="ce36" office:value-type="percentage" office:value="0.5" calcext:value-type="percentage">
              <text:p>50%</text:p>
            </table:table-cell>
            <table:table-cell table:style-name="ce51"/>
            <table:table-cell table:style-name="ce55"/>
            <table:table-cell table:style-name="ce48" table:number-columns-repeated="2"/>
            <table:table-cell table:style-name="ce60"/>
            <table:table-cell table:style-name="ce69" table:number-columns-repeated="5"/>
            <table:table-cell table:style-name="ce60" table:number-columns-repeated="5"/>
            <table:table-cell table:style-name="ce69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2" calcext:value-type="float">
              <text:p>2.2</text:p>
            </table:table-cell>
            <table:table-cell table:style-name="ce21" office:value-type="string" calcext:value-type="string">
              <text:p>영상 Localization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4" calcext:value-type="date">
              <text:p>24년 4월 4일</text:p>
            </table:table-cell>
            <table:table-cell table:style-name="ce27" office:value-type="date" office:date-value="2024-04-05" calcext:value-type="date">
              <text:p>24년 4월 5일</text:p>
            </table:table-cell>
            <table:table-cell table:style-name="ce30" table:formula="of:=DAYS360([.E21];[.F21])" office:value-type="float" office:value="1" calcext:value-type="float">
              <text:p>1</text:p>
            </table:table-cell>
            <table:table-cell table:style-name="ce39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/>
            <table:table-cell table:style-name="ce48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3" calcext:value-type="float">
              <text:p>2.3</text:p>
            </table:table-cell>
            <table:table-cell table:style-name="ce21" office:value-type="string" calcext:value-type="string">
              <text:p>Speech 2 Text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4" calcext:value-type="date">
              <text:p>24년 4월 4일</text:p>
            </table:table-cell>
            <table:table-cell table:style-name="ce27" office:value-type="date" office:date-value="2024-04-05" calcext:value-type="date">
              <text:p>24년 4월 5일</text:p>
            </table:table-cell>
            <table:table-cell table:style-name="ce30" table:formula="of:=DAYS360([.E22];[.F22])" office:value-type="float" office:value="1" calcext:value-type="float">
              <text:p>1</text:p>
            </table:table-cell>
            <table:table-cell table:style-name="ce39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/>
            <table:table-cell table:style-name="ce48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4" calcext:value-type="float">
              <text:p>2.4</text:p>
            </table:table-cell>
            <table:table-cell table:style-name="ce21" office:value-type="string" calcext:value-type="string">
              <text:p>영역 내 Text OCR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4" calcext:value-type="date">
              <text:p>24년 4월 4일</text:p>
            </table:table-cell>
            <table:table-cell table:style-name="ce27" office:value-type="date" office:date-value="2024-04-05" calcext:value-type="date">
              <text:p>24년 4월 5일</text:p>
            </table:table-cell>
            <table:table-cell table:style-name="ce30" table:formula="of:=DAYS360([.E23];[.F23])" office:value-type="float" office:value="1" calcext:value-type="float">
              <text:p>1</text:p>
            </table:table-cell>
            <table:table-cell table:style-name="ce39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/>
            <table:table-cell table:style-name="ce48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5" calcext:value-type="float">
              <text:p>2.5</text:p>
            </table:table-cell>
            <table:table-cell table:style-name="ce21" office:value-type="string" calcext:value-type="string">
              <text:p>Text 번역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4" calcext:value-type="date">
              <text:p>24년 4월 4일</text:p>
            </table:table-cell>
            <table:table-cell table:style-name="ce27" office:value-type="date" office:date-value="2024-04-05" calcext:value-type="date">
              <text:p>24년 4월 5일</text:p>
            </table:table-cell>
            <table:table-cell table:style-name="ce30" table:formula="of:=DAYS360([.E24];[.F24])" office:value-type="float" office:value="1" calcext:value-type="float">
              <text:p>1</text:p>
            </table:table-cell>
            <table:table-cell table:style-name="ce39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/>
            <table:table-cell table:style-name="ce48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6" calcext:value-type="float">
              <text:p>2.6</text:p>
            </table:table-cell>
            <table:table-cell table:style-name="ce21" office:value-type="string" calcext:value-type="string">
              <text:p>정보검색 연동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4" calcext:value-type="date">
              <text:p>24년 4월 4일</text:p>
            </table:table-cell>
            <table:table-cell table:style-name="ce27" office:value-type="date" office:date-value="2024-04-05" calcext:value-type="date">
              <text:p>24년 4월 5일</text:p>
            </table:table-cell>
            <table:table-cell table:style-name="ce30" table:formula="of:=DAYS360([.E25];[.F25])" office:value-type="float" office:value="1" calcext:value-type="float">
              <text:p>1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/>
            <table:table-cell table:style-name="ce48" table:number-columns-repeated="2"/>
            <table:table-cell table:style-name="ce67" table:number-columns-repeated="5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2.7" calcext:value-type="float">
              <text:p>2.7</text:p>
            </table:table-cell>
            <table:table-cell table:style-name="ce21" office:value-type="string" calcext:value-type="string">
              <text:p>알고리즘 통합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05" calcext:value-type="date">
              <text:p>24년 4월 5일</text:p>
            </table:table-cell>
            <table:table-cell table:style-name="ce27" office:value-type="date" office:date-value="2024-04-09" calcext:value-type="date">
              <text:p>24년 4월 9일</text:p>
            </table:table-cell>
            <table:table-cell table:style-name="ce30" table:formula="of:=DAYS360([.E26];[.F26])" office:value-type="float" office:value="4" calcext:value-type="float">
              <text:p>4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48" table:number-columns-repeated="2"/>
            <table:table-cell table:style-name="ce67" table:number-columns-repeated="3"/>
            <table:table-cell table:style-name="ce61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프로젝트 검수</text:p>
          </table:table-cell>
          <table:table-cell table:style-name="ce26" table:number-columns-repeated="4"/>
          <table:table-cell table:style-name="ce40"/>
          <table:table-cell table:style-name="ce47"/>
          <table:table-cell table:style-name="ce54"/>
          <table:table-cell table:style-name="ce59" table:number-columns-repeated="2"/>
          <table:table-cell table:style-name="ce47" table:number-columns-repeated="1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3.1" calcext:value-type="float">
              <text:p>3.1</text:p>
            </table:table-cell>
            <table:table-cell table:style-name="ce21" office:value-type="string" calcext:value-type="string">
              <text:p>검수 및 QA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11" calcext:value-type="date">
              <text:p>24년 4월 11일</text:p>
            </table:table-cell>
            <table:table-cell table:style-name="ce27" office:value-type="date" office:date-value="2024-04-12" calcext:value-type="date">
              <text:p>24년 4월 12일</text:p>
            </table:table-cell>
            <table:table-cell table:style-name="ce30" table:formula="of:=DAYS360([.E28];[.F28])" office:value-type="float" office:value="1" calcext:value-type="float">
              <text:p>1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51"/>
            <table:table-cell table:style-name="ce55"/>
            <table:table-cell table:style-name="ce60" table:number-columns-repeated="3"/>
            <table:table-cell table:style-name="ce67" table:number-columns-repeated="3"/>
            <table:table-cell table:style-name="ce48" table:number-columns-repeated="2"/>
            <table:table-cell table:style-name="ce60" table:number-columns-repeated="5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3.2" calcext:value-type="float">
              <text:p>3.2</text:p>
            </table:table-cell>
            <table:table-cell table:style-name="ce21" office:value-type="string" calcext:value-type="string">
              <text:p>최적화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12" calcext:value-type="date">
              <text:p>24년 4월 12일</text:p>
            </table:table-cell>
            <table:table-cell table:style-name="ce27" office:value-type="date" office:date-value="2024-04-15" calcext:value-type="date">
              <text:p>24년 4월 15일</text:p>
            </table:table-cell>
            <table:table-cell table:style-name="ce30" table:formula="of:=DAYS360([.E29];[.F29])" office:value-type="float" office:value="3" calcext:value-type="float">
              <text:p>3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67" table:number-columns-repeated="4"/>
            <table:table-cell table:style-name="ce48" table:number-columns-repeated="2"/>
            <table:table-cell table:style-name="ce61" table:number-columns-repeated="4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string" calcext:value-type="string">
              <text:p>3.2.1</text:p>
            </table:table-cell>
            <table:table-cell table:style-name="ce21" office:value-type="string" calcext:value-type="string">
              <text:p>프로젝트 개선방안 도출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15" calcext:value-type="date">
              <text:p>24년 4월 15일</text:p>
            </table:table-cell>
            <table:table-cell table:style-name="ce27" office:value-type="date" office:date-value="2024-04-16" calcext:value-type="date">
              <text:p>24년 4월 16일</text:p>
            </table:table-cell>
            <table:table-cell table:style-name="ce30" table:formula="of:=DAYS360([.E30];[.F30])" office:value-type="float" office:value="1" calcext:value-type="float">
              <text:p>1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67" table:number-columns-repeated="5"/>
            <table:table-cell table:style-name="ce48" table:number-columns-repeated="2"/>
            <table:table-cell table:style-name="ce60" table:number-columns-repeated="2"/>
            <table:table-cell table:style-name="ce61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string" calcext:value-type="string">
              <text:p>3.2.2</text:p>
            </table:table-cell>
            <table:table-cell table:style-name="ce21" office:value-type="string" calcext:value-type="string">
              <text:p>실제 적용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15" calcext:value-type="date">
              <text:p>24년 4월 15일</text:p>
            </table:table-cell>
            <table:table-cell table:style-name="ce27" office:value-type="date" office:date-value="2024-04-16" calcext:value-type="date">
              <text:p>24년 4월 16일</text:p>
            </table:table-cell>
            <table:table-cell table:style-name="ce30" table:formula="of:=DAYS360([.E31];[.F31])" office:value-type="float" office:value="1" calcext:value-type="float">
              <text:p>1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67" table:number-columns-repeated="5"/>
            <table:table-cell table:style-name="ce48" table:number-columns-repeated="2"/>
            <table:table-cell table:style-name="ce60" table:number-columns-repeated="2"/>
            <table:table-cell table:style-name="ce61"/>
            <table:table-cell table:style-name="ce67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3.3" calcext:value-type="float">
              <text:p>3.3</text:p>
            </table:table-cell>
            <table:table-cell table:style-name="ce21" office:value-type="string" calcext:value-type="string">
              <text:p>배포 준비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17" calcext:value-type="date">
              <text:p>24년 4월 17일</text:p>
            </table:table-cell>
            <table:table-cell table:style-name="ce30" table:formula="of:=DAYS360([.E32];[.F32])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67" table:number-columns-repeated="5"/>
            <table:table-cell table:style-name="ce60" table:number-columns-repeated="2"/>
            <table:table-cell table:style-name="ce48"/>
            <table:table-cell table:style-name="ce60"/>
            <table:table-cell table:style-name="ce61"/>
            <table:table-cell table:style-name="ce67" table:number-columns-repeated="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4" office:value-type="float" office:value="4" calcext:value-type="float">
            <text:p>4</text:p>
          </table:table-cell>
          <table:table-cell table:style-name="ce20" office:value-type="string" calcext:value-type="string">
            <text:p>프로젝트 발표</text:p>
          </table:table-cell>
          <table:table-cell table:style-name="ce26" table:number-columns-repeated="4"/>
          <table:table-cell table:style-name="ce40"/>
          <table:table-cell table:style-name="ce47"/>
          <table:table-cell table:style-name="ce54"/>
          <table:table-cell table:style-name="ce59" table:number-columns-repeated="2"/>
          <table:table-cell table:style-name="ce47" table:number-columns-repeated="16"/>
          <table:table-cell table:style-name="ce2"/>
          <table:table-cell table:number-columns-repeated="955"/>
        </table:table-row>
        <table:table-row-group>
          <table:table-row table:style-name="ro3">
            <table:table-cell table:style-name="ce6"/>
            <table:table-cell table:style-name="ce15" office:value-type="float" office:value="4.1" calcext:value-type="float">
              <text:p>4.1</text:p>
            </table:table-cell>
            <table:table-cell table:style-name="ce21" office:value-type="string" calcext:value-type="string">
              <text:p>발표 계획 작성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17" calcext:value-type="date">
              <text:p>24년 4월 17일</text:p>
            </table:table-cell>
            <table:table-cell table:style-name="ce27" office:value-type="date" office:date-value="2024-04-18" calcext:value-type="date">
              <text:p>24년 4월 18일</text:p>
            </table:table-cell>
            <table:table-cell table:style-name="ce30" table:formula="of:=DAYS360([.E34];[.F34])" office:value-type="float" office:value="1" calcext:value-type="float">
              <text:p>1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51"/>
            <table:table-cell table:style-name="ce55"/>
            <table:table-cell table:style-name="ce60" table:number-columns-repeated="3"/>
            <table:table-cell table:style-name="ce69" table:number-columns-repeated="5"/>
            <table:table-cell table:style-name="ce60" table:number-columns-repeated="2"/>
            <table:table-cell table:style-name="ce48" table:number-columns-repeated="2"/>
            <table:table-cell table:style-name="ce60"/>
            <table:table-cell table:style-name="ce69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4.2" calcext:value-type="float">
              <text:p>4.2</text:p>
            </table:table-cell>
            <table:table-cell table:style-name="ce21" office:value-type="string" calcext:value-type="string">
              <text:p>대본 작성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18" calcext:value-type="date">
              <text:p>24년 4월 18일</text:p>
            </table:table-cell>
            <table:table-cell table:style-name="ce27" office:value-type="date" office:date-value="2024-04-19" calcext:value-type="date">
              <text:p>24년 4월 19일</text:p>
            </table:table-cell>
            <table:table-cell table:style-name="ce30" table:formula="of:=DAYS360([.E35];[.F35])" office:value-type="float" office:value="1" calcext:value-type="float">
              <text:p>1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1" table:number-columns-repeated="3"/>
            <table:table-cell table:style-name="ce48" table:number-columns-repeated="2"/>
            <table:table-cell table:style-name="ce69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4.3" calcext:value-type="float">
              <text:p>4.3</text:p>
            </table:table-cell>
            <table:table-cell table:style-name="ce21" office:value-type="string" calcext:value-type="string">
              <text:p>발표자료 작성</text:p>
            </table:table-cell>
            <table:table-cell table:style-name="ce21" office:value-type="string" calcext:value-type="string">
              <text:p>임우섭</text:p>
            </table:table-cell>
            <table:table-cell table:style-name="ce27" office:value-type="date" office:date-value="2024-04-19" calcext:value-type="date">
              <text:p>24년 4월 19일</text:p>
            </table:table-cell>
            <table:table-cell table:style-name="ce27" office:value-type="date" office:date-value="2024-04-21" calcext:value-type="date">
              <text:p>24년 4월 21일</text:p>
            </table:table-cell>
            <table:table-cell table:style-name="ce30" table:formula="of:=DAYS360([.E36];[.F36])" office:value-type="float" office:value="2" calcext:value-type="float">
              <text:p>2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0" table:number-columns-repeated="4"/>
            <table:table-cell table:style-name="ce48" table:number-columns-repeated="2"/>
            <table:table-cell table:style-name="ce69" table:number-columns-repeated="4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4.4" calcext:value-type="float">
              <text:p>4.4</text:p>
            </table:table-cell>
            <table:table-cell table:style-name="ce21" office:value-type="string" calcext:value-type="string">
              <text:p>프레젠테이션</text:p>
            </table:table-cell>
            <table:table-cell table:style-name="ce21" office:value-type="string" calcext:value-type="string">
              <text:p>임우섭</text:p>
            </table:table-cell>
            <table:table-cell table:number-columns-repeated="2" table:style-name="ce27" office:value-type="date" office:date-value="2024-04-21" calcext:value-type="date">
              <text:p>24년 4월 21일</text:p>
            </table:table-cell>
            <table:table-cell table:style-name="ce30" table:formula="of:=DAYS360([.E37];[.F37])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0" table:number-columns-repeated="4"/>
            <table:table-cell table:style-name="ce61"/>
            <table:table-cell table:style-name="ce48"/>
            <table:table-cell table:style-name="ce69" table:number-columns-repeated="4"/>
            <table:table-cell table:style-name="ce6"/>
            <table:table-cell table:number-columns-repeated="955"/>
          </table:table-row>
        </table:table-row-group>
        <table:table-row table:style-name="ro1" table:number-rows-repeated="3">
          <table:table-cell table:style-name="ce2" table:number-columns-repeated="6"/>
          <table:table-cell table:style-name="ce32" table:number-columns-repeated="2"/>
          <table:table-cell table:style-name="ce2" table:number-columns-repeated="21"/>
          <table:table-cell table:number-columns-repeated="955"/>
        </table:table-row>
        <table:table-row table:style-name="ro4" table:number-rows-repeated="1048535">
          <table:table-cell table:number-columns-repeated="984"/>
        </table:table-row>
        <table:table-row table:style-name="ro5">
          <table:table-cell table:number-columns-repeated="984"/>
        </table:table-row>
        <calcext:conditional-formats>
          <calcext:conditional-format calcext:target-range-address="'갠트 차트 템플릿'.H12:'갠트 차트 템플릿'.H18 '갠트 차트 템플릿'.H25:'갠트 차트 템플릿'.H37 '갠트 차트 템플릿'.H20:'갠트 차트 템플릿'.H2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갠트 차트 템플릿'.H12:'갠트 차트 템플릿'.H18 '갠트 차트 템플릿'.H25:'갠트 차트 템플릿'.H37 '갠트 차트 템플릿'.H20:'갠트 차트 템플릿'.H2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갠트 차트 템플릿'.K14:'갠트 차트 템플릿'.K14">
            <calcext:condition calcext:apply-style-name="ConditionalStyle_2" calcext:value="formula-is(LEN(TRIM([.K14]))&gt;0)" calcext:base-cell-address="'갠트 차트 템플릿'.K14"/>
          </calcext:conditional-format>
          <calcext:conditional-format calcext:target-range-address="'갠트 차트 템플릿'.K14:'갠트 차트 템플릿'.K14">
            <calcext:condition calcext:apply-style-name="ConditionalStyle_1" calcext:value="formula-is(LEN(TRIM([.K14]))&gt;0)" calcext:base-cell-address="'갠트 차트 템플릿'.K14"/>
          </calcext:conditional-format>
          <calcext:conditional-format calcext:target-range-address="'갠트 차트 템플릿'.H21:'갠트 차트 템플릿'.H2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갠트 차트 템플릿'.H21:'갠트 차트 템플릿'.H2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text>$</number:text>
      <number:number number:decimal-places="2" number:min-decimal-places="2" number:min-integer-digits="1" number:grouping="true"/>
    </number:number-style>
    <number:date-style style:name="N144">
      <number:year/>
      <number:text>년 </number:text>
      <number:month/>
      <number:text>월 </number:text>
      <number:day/>
      <number:text>일</number:text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갠트_20_차트_20_템플릿" style:display-name="PageStyle_갠트 차트 템플릿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sig</meta:initial-creator>
    <meta:creation-date>2019-04-03T00:38:10</meta:creation-date>
    <dc:date>2024-04-03T15:04:50.590812092</dc:date>
    <meta:generator>LibreOffice/7.3.7.2$Linux_X86_64 LibreOffice_project/30$Build-2</meta:generator>
    <meta:editing-duration>PT4M</meta:editing-duration>
    <meta:editing-cycles>1</meta:editing-cycles>
    <meta:document-statistic meta:table-count="1" meta:cell-count="210" meta:object-count="0"/>
    <meta:user-defined meta:name="AppVersion">12.0000</meta:user-defined>
  </office:meta>
</office:document-meta>
</file>